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201in" loext:contextual-spacing="false" style:writing-mode="page"/>
      <style:text-properties style:font-name="Gentium Basic" officeooo:paragraph-rsid="004db56f"/>
    </style:style>
    <style:style style:name="P25" style:family="paragraph" style:parent-style-name="First_20_paragraph">
      <style:text-properties style:font-name="Gentium Basic"/>
    </style:style>
    <style:style style:name="P26" style:family="paragraph" style:parent-style-name="First_20_paragraph">
      <style:text-properties style:font-name="Gentium Basic" fo:font-weight="bold" style:font-weight-asian="bold" style:font-weight-complex="bold"/>
    </style:style>
    <style:style style:name="P27" style:family="paragraph" style:parent-style-name="First_20_paragraph">
      <style:text-properties style:font-name="Gentium Basic" officeooo:paragraph-rsid="0064bb00"/>
    </style:style>
    <style:style style:name="P28" style:family="paragraph" style:parent-style-name="First_20_paragraph">
      <style:text-properties style:font-name="Gentium Basic" officeooo:paragraph-rsid="006b5a2c"/>
    </style:style>
    <style:style style:name="P29"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0"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27">
      <style:text-properties style:font-name="Gentium Basic" officeooo:paragraph-rsid="00c8e239"/>
    </style:style>
    <style:style style:name="P36" style:family="paragraph" style:parent-style-name="Text_20_body" style:list-style-name="L27">
      <style:text-properties style:font-name="Gentium Basic" officeooo:rsid="004f0157" officeooo:paragraph-rsid="00c8e239"/>
    </style:style>
    <style:style style:name="P37" style:family="paragraph" style:parent-style-name="Text_20_body" style:list-style-name="L18">
      <style:text-properties officeooo:paragraph-rsid="00c0f4c5"/>
    </style:style>
    <style:style style:name="P3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9" style:family="paragraph" style:parent-style-name="Text_20_body" style:list-style-name="L2">
      <style:paragraph-properties fo:margin-top="0.0201in" fo:margin-bottom="0.0598in" loext:contextual-spacing="false" style:writing-mode="page"/>
      <style:text-properties style:font-name="Gentium Basic"/>
    </style:style>
    <style:style style:name="P4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2" style:family="paragraph" style:parent-style-name="Text_20_body" style:list-style-name="L3">
      <style:paragraph-properties fo:margin-top="0.0201in" fo:margin-bottom="0.0598in" loext:contextual-spacing="false" style:writing-mode="page"/>
      <style:text-properties style:font-name="Gentium Basic"/>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5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51" style:family="paragraph" style:parent-style-name="Text_20_body" style:list-style-name="L6">
      <style:paragraph-properties fo:margin-top="0.0201in" fo:margin-bottom="0.0598in" loext:contextual-spacing="false" style:writing-mode="page"/>
      <style:text-properties style:font-name="Gentium Basic"/>
    </style:style>
    <style:style style:name="P5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4"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5"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8" style:family="paragraph" style:parent-style-name="Text_20_body" style:list-style-name="L14">
      <style:paragraph-properties fo:margin-top="0.0201in" fo:margin-bottom="0.0598in" loext:contextual-spacing="false" style:writing-mode="page"/>
      <style:text-properties style:font-name="Gentium Basic"/>
    </style:style>
    <style:style style:name="P59"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60"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61" style:family="paragraph" style:parent-style-name="Text_20_body" style:list-style-name="L15">
      <style:paragraph-properties fo:margin-top="0.0201in" fo:margin-bottom="0.0598in" loext:contextual-spacing="false" style:writing-mode="page"/>
      <style:text-properties style:font-name="Gentium Basic"/>
    </style:style>
    <style:style style:name="P62" style:family="paragraph" style:parent-style-name="Text_20_body" style:list-style-name="L16">
      <style:paragraph-properties fo:margin-top="0.0201in" fo:margin-bottom="0.0598in" loext:contextual-spacing="false" style:writing-mode="page"/>
      <style:text-properties style:font-name="Gentium Basic"/>
    </style:style>
    <style:style style:name="P63" style:family="paragraph" style:parent-style-name="Text_20_body" style:list-style-name="L17">
      <style:paragraph-properties fo:margin-top="0.0201in" fo:margin-bottom="0.0598in" loext:contextual-spacing="false" style:writing-mode="page"/>
      <style:text-properties style:font-name="Gentium Basic"/>
    </style:style>
    <style:style style:name="P64" style:family="paragraph" style:parent-style-name="Text_20_body" style:list-style-name="L19">
      <style:paragraph-properties fo:margin-top="0.0201in" fo:margin-bottom="0.0598in" loext:contextual-spacing="false" style:writing-mode="page"/>
      <style:text-properties style:font-name="Gentium Basic"/>
    </style:style>
    <style:style style:name="P65"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6" style:family="paragraph" style:parent-style-name="Text_20_body" style:list-style-name="L20">
      <style:paragraph-properties fo:margin-top="0.0201in" fo:margin-bottom="0.0598in" loext:contextual-spacing="false" style:writing-mode="page"/>
      <style:text-properties style:font-name="Gentium Basic"/>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8"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9"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71"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2" style:family="paragraph" style:parent-style-name="Text_20_body" style:list-style-name="L25">
      <style:paragraph-properties fo:margin-top="0.0201in" fo:margin-bottom="0.0598in" loext:contextual-spacing="false" style:writing-mode="page"/>
      <style:text-properties style:font-name="Gentium Basic"/>
    </style:style>
    <style:style style:name="P73"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4"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6"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7" style:family="paragraph" style:parent-style-name="Text_20_body" style:list-style-name="L28">
      <style:paragraph-properties fo:margin-top="0.0201in" fo:margin-bottom="0.0598in" loext:contextual-spacing="false" style:writing-mode="page"/>
      <style:text-properties style:font-name="Gentium Basic"/>
    </style:style>
    <style:style style:name="P78"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9" style:family="paragraph" style:parent-style-name="Text_20_body" style:list-style-name="L31">
      <style:paragraph-properties fo:margin-top="0.0201in" fo:margin-bottom="0.0598in" loext:contextual-spacing="false" style:writing-mode="page"/>
      <style:text-properties style:font-name="Gentium Basic"/>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1"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3"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4"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5"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7"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8"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0"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91" style:family="paragraph" style:parent-style-name="Text_20_body" style:list-style-name="L12">
      <style:paragraph-properties fo:margin-top="0in" fo:margin-bottom="0.0402in" loext:contextual-spacing="false" style:writing-mode="page"/>
      <style:text-properties style:font-name="Gentium Basic"/>
    </style:style>
    <style:style style:name="P92"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3" style:family="paragraph" style:parent-style-name="Text_20_body" style:list-style-name="L12">
      <style:paragraph-properties fo:margin-top="0in" fo:margin-bottom="0.0402in" loext:contextual-spacing="false" style:writing-mode="page"/>
      <style:text-properties style:font-name="Gentium Basic" officeooo:paragraph-rsid="004a2240"/>
    </style:style>
    <style:style style:name="P94"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5"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6"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7" style:family="paragraph" style:parent-style-name="Text_20_body" style:list-style-name="L18">
      <style:paragraph-properties fo:margin-top="0in" fo:margin-bottom="0in" loext:contextual-spacing="false"/>
      <style:text-properties officeooo:paragraph-rsid="00c0f4c5"/>
    </style:style>
    <style:style style:name="P98"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9"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100" style:family="paragraph" style:parent-style-name="Text_20_body" style:list-style-name="L21">
      <style:paragraph-properties fo:margin-top="0in" fo:margin-bottom="0.0598in" loext:contextual-spacing="false" style:writing-mode="page"/>
      <style:text-properties style:font-name="Gentium Basic"/>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3"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5"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2"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3"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style:font-name="Gentium Basic" officeooo:rsid="010cc783" officeooo:paragraph-rsid="00d01312"/>
    </style:style>
    <style:style style:name="P114" style:family="paragraph" style:parent-style-name="Heading_20_1">
      <style:text-properties style:font-name="Gentium Basic" officeooo:paragraph-rsid="006b5a2c"/>
    </style:style>
    <style:style style:name="P115" style:family="paragraph" style:parent-style-name="Heading_20_1">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7" style:family="paragraph" style:parent-style-name="Heading_20_1" style:list-style-name="">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fo:break-before="page" style:writing-mode="page"/>
      <style:text-properties style:font-name="Gentium Basic"/>
    </style:style>
    <style:style style:name="P119" style:family="paragraph" style:parent-style-name="Heading_20_2">
      <style:text-properties style:font-name="Gentium Basic"/>
    </style:style>
    <style:style style:name="P120" style:family="paragraph" style:parent-style-name="Heading_20_2">
      <style:text-properties style:font-name="Gentium Basic" officeooo:paragraph-rsid="00ae9767"/>
    </style:style>
    <style:style style:name="P121" style:family="paragraph" style:parent-style-name="Heading_20_2">
      <style:paragraph-properties fo:margin-top="0.0201in" fo:margin-bottom="0.0598in" loext:contextual-spacing="false" fo:break-before="page" style:writing-mode="page"/>
      <style:text-properties style:font-name="Gentium Basic"/>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d43842"/>
    </style:style>
    <style:style style:name="P12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6"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7" style:family="paragraph" style:parent-style-name="Heading_20_2">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9"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0" style:family="paragraph" style:parent-style-name="Heading_20_2" style:list-style-name="">
      <style:paragraph-properties fo:margin-top="0.0201in" fo:margin-bottom="0.0598in" loext:contextual-spacing="false" style:writing-mode="page"/>
      <style:text-properties style:font-name="Gentium Basic"/>
    </style:style>
    <style:style style:name="P131"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2" style:family="paragraph" style:parent-style-name="Heading_20_2">
      <style:paragraph-properties fo:break-before="page"/>
      <style:text-properties style:font-name="Gentium Basic" officeooo:paragraph-rsid="008e38fb"/>
    </style:style>
    <style:style style:name="P13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fd132"/>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cf0b3"/>
    </style:style>
    <style:style style:name="T11" style:family="text">
      <style:text-properties officeooo:rsid="003ed0e2"/>
    </style:style>
    <style:style style:name="T12" style:family="text">
      <style:text-properties officeooo:rsid="0074935f"/>
    </style:style>
    <style:style style:name="T13" style:family="text">
      <style:text-properties officeooo:rsid="0064e87d"/>
    </style:style>
    <style:style style:name="T14" style:family="text">
      <style:text-properties officeooo:rsid="007f727d"/>
    </style:style>
    <style:style style:name="T15" style:family="text">
      <style:text-properties officeooo:rsid="006827a9"/>
    </style:style>
    <style:style style:name="T16" style:family="text">
      <style:text-properties officeooo:rsid="006fd132"/>
    </style:style>
    <style:style style:name="T17" style:family="text">
      <style:text-properties officeooo:rsid="0072cfb8"/>
    </style:style>
    <style:style style:name="T18" style:family="text">
      <style:text-properties officeooo:rsid="0077e313"/>
    </style:style>
    <style:style style:name="T19" style:family="text">
      <style:text-properties officeooo:rsid="007c5f83"/>
    </style:style>
    <style:style style:name="T20" style:family="text">
      <style:text-properties officeooo:rsid="007efb60"/>
    </style:style>
    <style:style style:name="T21" style:family="text">
      <style:text-properties officeooo:rsid="00806987"/>
    </style:style>
    <style:style style:name="T22" style:family="text">
      <style:text-properties officeooo:rsid="00862c77"/>
    </style:style>
    <style:style style:name="T23" style:family="text">
      <style:text-properties officeooo:rsid="0087f292"/>
    </style:style>
    <style:style style:name="T24" style:family="text">
      <style:text-properties officeooo:rsid="0089a87b"/>
    </style:style>
    <style:style style:name="T25" style:family="text">
      <style:text-properties officeooo:rsid="008aba7f"/>
    </style:style>
    <style:style style:name="T26" style:family="text">
      <style:text-properties fo:font-weight="bold" style:font-weight-asian="bold" style:font-weight-complex="bold"/>
    </style:style>
    <style:style style:name="T27" style:family="text">
      <style:text-properties fo:font-weight="bold" officeooo:rsid="008aba7f" style:font-weight-asian="bold" style:font-weight-complex="bold"/>
    </style:style>
    <style:style style:name="T28" style:family="text">
      <style:text-properties fo:font-weight="bold" officeooo:rsid="006d776a"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0ab50"/>
    </style:style>
    <style:style style:name="T53" style:family="text">
      <style:text-properties officeooo:rsid="00e4152c"/>
    </style:style>
    <style:style style:name="T54" style:family="text">
      <style:text-properties officeooo:rsid="00b78e81"/>
    </style:style>
    <style:style style:name="T55" style:family="text">
      <style:text-properties officeooo:rsid="00b8c40a"/>
    </style:style>
    <style:style style:name="T56" style:family="text">
      <style:text-properties officeooo:rsid="00ba64e5"/>
    </style:style>
    <style:style style:name="T57" style:family="text">
      <style:text-properties officeooo:rsid="00bfee97"/>
    </style:style>
    <style:style style:name="T58" style:family="text">
      <style:text-properties officeooo:rsid="00c1d29a"/>
    </style:style>
    <style:style style:name="T59" style:family="text">
      <style:text-properties officeooo:rsid="00c54828"/>
    </style:style>
    <style:style style:name="T60" style:family="text">
      <style:text-properties officeooo:rsid="00c6f23f"/>
    </style:style>
    <style:style style:name="T61" style:family="text">
      <style:text-properties officeooo:rsid="00ca1329"/>
    </style:style>
    <style:style style:name="T62" style:family="text">
      <style:text-properties officeooo:rsid="00ca65e7"/>
    </style:style>
    <style:style style:name="T63" style:family="text">
      <style:text-properties officeooo:rsid="00ccf235"/>
    </style:style>
    <style:style style:name="T64" style:family="text">
      <style:text-properties officeooo:rsid="00ce1d97"/>
    </style:style>
    <style:style style:name="T65" style:family="text">
      <style:text-properties officeooo:rsid="00cefc6b"/>
    </style:style>
    <style:style style:name="T66" style:family="text">
      <style:text-properties officeooo:rsid="00d53f94"/>
    </style:style>
    <style:style style:name="T67" style:family="text">
      <style:text-properties officeooo:rsid="00d8fcd8"/>
    </style:style>
    <style:style style:name="T68" style:family="text">
      <style:text-properties officeooo:rsid="00d9cf13"/>
    </style:style>
    <style:style style:name="T69" style:family="text">
      <style:text-properties officeooo:rsid="00dd1fd5"/>
    </style:style>
    <style:style style:name="T70" style:family="text">
      <style:text-properties officeooo:rsid="004a2240"/>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7">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9" text:outline-level="2">Details &amp; Links</text:h>
      <text:p text:style-name="P6">The game is <text:span text:style-name="T12">the 7</text:span><text:span text:style-name="T29">th</text:span><text:span text:style-name="T27">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2" text:outline-level="2">About This Game</text:h>
      <text:p text:style-name="P13">Four factions fight to control the of the land of the Red Dragon:</text:p>
      <text:list xml:id="list2720979612" text:style-name="L1">
        <text:list-item>
          <text:p text:style-name="P38">The Dwarves, who sell their treasury of artifacts to the highest bidder to fund their armies.</text:p>
        </text:list-item>
        <text:list-item>
          <text:p text:style-name="P38">The Elves, cunning and mysterious, who possess arcane magic that reveals future events.</text:p>
        </text:list-item>
        <text:list-item>
          <text:p text:style-name="P38">The Goblins, who's bloodthirsty mercenaries fight for gold, even against their own king. Their thirst for treasure finds them with a trove of artifacts.</text:p>
        </text:list-item>
        <text:list-item>
          <text:p text:style-name="P38">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8" text:outline-level="2">What You Need to Play:</text:h>
      <text:section text:style-name="Sect1" text:name="Section1">
        <text:list xml:id="list3376787554" text:style-name="L2">
          <text:list-item>
            <text:p text:style-name="P39">The Board</text:p>
          </text:list-item>
          <text:list-item>
            <text:p text:style-name="P39">Faction Unit Markers <text:line-break/>(4 factions, 10 per faction)</text:p>
          </text:list-item>
          <text:list-item>
            <text:p text:style-name="P41">Hidden Unit Markers (10 total)</text:p>
          </text:list-item>
          <text:list-item>
            <text:p text:style-name="P39">Gold Markers (approximately 60 total)</text:p>
          </text:list-item>
          <text:list-item>
            <text:p text:style-name="P40">Deck of Standard Playing Cards</text:p>
          </text:list-item>
          <text:list-item>
            <text:p text:style-name="P39">One Troll Marker</text:p>
          </text:list-item>
          <text:list-item>
            <text:p text:style-name="P39">One Dragon Marker</text:p>
          </text:list-item>
          <text:list-item>
            <text:p text:style-name="P39">One First Player Marker</text:p>
          </text:list-item>
        </text:list>
        <text:p text:style-name="P14">The map <text:span text:style-name="T57">is </text:span>available in the appendix. </text:p>
      </text:section>
      <text:h text:style-name="P129" text:outline-level="2"/>
      <text:h text:style-name="P123" text:outline-level="2">Rules of Note:</text:h>
      <text:list xml:id="list2032220383" text:style-name="L3">
        <text:list-item>
          <text:p text:style-name="P42">Territory 0• <text:span text:style-name="T47">(in the middle of the board) </text:span>is the Great Mountain and is neutral territory. Players will never battle in territory 0•.</text:p>
        </text:list-item>
        <text:list-item>
          <text:p text:style-name="P43"><text:span text:style-name="T6">Forest </text:span>territories <text:span text:style-name="T6">are </text:span>represent<text:span text:style-name="T6">ed by • (such as 16•).</text:span> Units in a forest territory are safe from dragon attack.</text:p>
        </text:list-item>
        <text:list-item>
          <text:p text:style-name="P43"><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42">A player controls a castle if they alone have at least one unit there. Hidden units have no effect on castle control.</text:p>
        </text:list-item>
        <text:list-item>
          <text:p text:style-name="P42">Players in control of 3★ or 5★ have access to griffins and receive a travel bonus. They may move through four territories in the movement round (instead of 2).</text:p>
        </text:list-item>
        <text:list-item>
          <text:p text:style-name="P42">Players may never have more than 10 units between on the board and the player's graveyard at any one time.</text:p>
        </text:list-item>
        <text:list-item>
          <text:p text:style-name="P44">No more than two players may have units in a castle at one time. This does not count hidden units. <text:span text:style-name="T20">Note that hidden units and the troll token do not count as units for the purpose of this limit.</text:span></text:p>
        </text:list-item>
        <text:list-item>
          <text:p text:style-name="P45">Public agreements made in the game are binding and must be carried out, if possible. Public agreements can only be broken if all parties involved terminate the agreement.</text:p>
        </text:list-item>
        <text:list-item>
          <text:p text:style-name="P4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6">Players get one movement and one recruitment per round, unless another special effect allows it.</text:p>
        </text:list-item>
        <text:list-item>
          <text:p text:style-name="P84"><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47">Players may exchange gold at any time <text:span text:style-name="T5">and for any reason, although p</text:span>layers may never exchange artifacts.</text:p>
        </text:list-item>
        <text:list-item>
          <text:p text:style-name="P48">Units taking part in a battle are worth two battle points per unit.</text:p>
        </text:list-item>
        <text:list-item>
          <text:p text:style-name="P49">The game lasts for <text:span text:style-name="T49">8</text:span> turns.</text:p>
        </text:list-item>
      </text:list>
      <text:p text:style-name="P15"><draw:frame text:anchor-type="paragraph" draw:z-index="1" draw:name="Shape1" draw:style-name="gr1" draw:text-style-name="P133"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1"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511978573" text:style-name="L4">
        <text:list-item>
          <text:p text:style-name="P86">The Dwarves collect all gold spent by other players on on artifact cards. Gold spent by the Dwarves on artifact cards goes to the bank.</text:p>
        </text:list-item>
        <text:list-item>
          <text:p text:style-name="P8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7">In battle, the <text:span text:style-name="T52">Dwarves add </text:span>a bonus of <text:span text:style-name="T53">2</text:span> battle point to their total, <text:span text:style-name="T53">unless they are fighting the Orcs</text:span>.</text:p>
        </text:list-item>
        <text:list-item>
          <text:p text:style-name="P86">Special Card (Ace): In the Recruitment and Movement round, the Dwarves may discard a Special Card to remove 2 units from <text:span text:style-name="T13">their </text:span>graveyard.</text:p>
        </text:list-item>
        <text:list-item>
          <text:p text:style-name="P87">Alliance Power: Your ally receives one free artifact card per turn; your ally receives 1 gold from the bank every turn during the collection round.</text:p>
        </text:list-item>
      </text:list>
      <text:p text:style-name="P19"/>
      <text:h text:style-name="P130" text:outline-level="2"/>
      <text:h text:style-name="P121"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311153811" text:style-name="L5">
        <text:list-item>
          <text:p text:style-name="P31">The Elves may see the artifact that is up for bid before bidding begins.</text:p>
        </text:list-item>
        <text:list-item>
          <text:p text:style-name="P32">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50">Alliance Power: Your ally may ask question before a battle just as the elves do.</text:p>
        </text:list-item>
      </text:list>
      <text:h text:style-name="P124"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10">to satisfy their </text:span>thirst for treasure.</text:p>
      <text:p text:style-name="P11">Start With: 3 Gold, 2 artifacts.</text:p>
      <text:p text:style-name="P11">Starting Units: 3 units in 10★.</text:p>
      <text:p text:style-name="P11">Special:</text:p>
      <text:list xml:id="list615648630" text:style-name="L6">
        <text:list-item>
          <text:p text:style-name="P51">Goblins collect all gold spent on hiring Goblin mercenaries. Gold spent by the Goblins on mercenaries goes to the bank.</text:p>
        </text:list-item>
        <text:list-item>
          <text:p text:style-name="P51">The Goblins (and their all<text:span text:style-name="T7">y</text:span>) pay half price (rounded <text:span text:style-name="T25">down</text:span>) for Goblin mercenaries.</text:p>
        </text:list-item>
        <text:list-item>
          <text:p text:style-name="P51">When the Goblins win an artifact cards, they get a second artifact card that is hidden from the Elves.</text:p>
        </text:list-item>
        <text:list-item>
          <text:p text:style-name="P51">The Goblins may have up to 8 artifact cards (instead of 4).</text:p>
        </text:list-item>
        <text:list-item>
          <text:p text:style-name="P51">The Goblins <text:span text:style-name="T7">(and their ally) </text:span>may disband units at the beginning of the movement round (instead of at the end).</text:p>
        </text:list-item>
        <text:list-item>
          <text:p text:style-name="P53">The Goblins (and their ally) may disband units for free (instead of one gold per <text:span text:style-name="T34">unit</text:span>).</text:p>
        </text:list-item>
        <text:list-item>
          <text:p text:style-name="P51">Special Card (Ace): You may discard a special card to stop a player from hiring Goblin mercenaries that turn.</text:p>
        </text:list-item>
        <text:list-item>
          <text:p text:style-name="P52">Alliance Power: <text:span text:style-name="T24">Your ally may may half price (rounded down) for Goblin mercenaries (even the Orcs may do this); you may disband units at the beginning of the movement round; you may disband units for free.</text:span></text:p>
        </text:list-item>
      </text:list>
      <text:p text:style-name="P11"/>
      <text:h text:style-name="P124"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2918165009" text:style-name="L7">
        <text:list-item>
          <text:p text:style-name="P88">Orcs may not hire mercenaries. Instead, they my raise armies in Orcish territories (16, 16• , 17, 18, 1, 1★, 2, &amp; 2•) at no cost.</text:p>
        </text:list-item>
        <text:list-item>
          <text:p text:style-name="P88">The Orcs <text:span text:style-name="T61">(and their ally) </text:span>may move units 3 territories in the movement round (instead of 2).</text:p>
        </text:list-item>
        <text:list-item>
          <text:p text:style-name="P88">The Orcs take only half losses (rounded <text:span text:style-name="T59">down</text:span>) against Dragons <text:span text:style-name="T61">in the Dragon Round.</text:span></text:p>
        </text:list-item>
        <text:list-item>
          <text:p text:style-name="P88">The Orcs <text:span text:style-name="T61">(and their ally) </text:span>take no losses from the Red Dragon, which they worship.</text:p>
        </text:list-item>
        <text:list-item>
          <text:p text:style-name="P88">The Orcs may ride the Red Dragon when it appears, if they are in the same location.</text:p>
        </text:list-item>
        <text:list-item>
          <text:p text:style-name="P89"><text:span text:style-name="T36">The Orcs (and their ally) may r</text:span>emove <text:span text:style-name="T36">units </text:span>from the graveyard at no cost <text:span text:style-name="T14">(instead of only receiving 1 free removal)</text:span>.</text:p>
        </text:list-item>
        <text:list-item>
          <text:p text:style-name="P89">In battle, the Orcs <text:span text:style-name="T50">add</text:span> a bonus of 1 battle point to their total.</text:p>
        </text:list-item>
        <text:list-item>
          <text:p text:style-name="P89">If no player has won at the end of the game, then Orcs are the default winner.</text:p>
        </text:list-item>
        <text:list-item>
          <text:p text:style-name="P89">Special Card (Ace): In the Dragon Round, you may move one stack of units to any location.</text:p>
        </text:list-item>
        <text:list-item>
          <text:p text:style-name="P90">Alliance Power: Your ally may remove <text:span text:style-name="T61">up to 3</text:span> units from the graveyard at no cost; your ally takes no losses from the Red Dragon; <text:span text:style-name="T62">your ally </text:span>may move units 3 territories in the movement round <text:span text:style-name="T69">(instead of 2)</text:span>.</text:p>
        </text:list-item>
      </text:list>
      <text:h text:style-name="P118"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486440423" text:style-name="L8">
        <text:list-item>
          <text:p text:style-name="P54">Player Cards</text:p>
        </text:list-item>
      </text:list>
      <text:list xml:id="list2670949181" text:style-name="L9">
        <text:list-item>
          <text:list>
            <text:list-item>
              <text:p text:style-name="P55">Dwarven Graveyard (King of Diamonds)</text:p>
            </text:list-item>
            <text:list-item>
              <text:p text:style-name="P55">Elven Graveyard (King of Hearts)</text:p>
            </text:list-item>
            <text:list-item>
              <text:p text:style-name="P55">Goblins Graveyard (King of <text:span text:style-name="T66">Spades</text:span>)</text:p>
            </text:list-item>
            <text:list-item>
              <text:p text:style-name="P55">Orc Graveyard (King of <text:span text:style-name="T67">Clubs</text:span>)</text:p>
            </text:list-item>
            <text:list-item>
              <text:p text:style-name="P55">Dwarven Usurper (Queen of Diamonds)</text:p>
            </text:list-item>
            <text:list-item>
              <text:p text:style-name="P55">Elven Usurper (Queen of Hearts)</text:p>
            </text:list-item>
            <text:list-item>
              <text:p text:style-name="P55">Goblin Usurper (Queen of <text:span text:style-name="T68">Spades</text:span>)</text:p>
            </text:list-item>
            <text:list-item>
              <text:p text:style-name="P55">Orc Usurper (Queen of <text:span text:style-name="T68">Clubs</text:span>)</text:p>
            </text:list-item>
            <text:list-item>
              <text:p text:style-name="P55">Sabotaged Clubs Artifact (Jack of Clubs)</text:p>
            </text:list-item>
            <text:list-item>
              <text:p text:style-name="P55">Sabotaged Diamond Artifact (Jack of Diamonds)</text:p>
            </text:list-item>
            <text:list-item>
              <text:p text:style-name="P55">Sabotaged Heart Artifact (Jack of Hearts)</text:p>
            </text:list-item>
            <text:list-item>
              <text:p text:style-name="P55">Sabotaged Spade Artifact (Jack of Spades)</text:p>
            </text:list-item>
          </text:list>
        </text:list-item>
      </text:list>
      <text:list xml:id="list131918439638365" text:continue-list="list486440423" text:style-name="L8">
        <text:list-item>
          <text:p text:style-name="P54">Artifact Deck</text:p>
        </text:list-item>
      </text:list>
      <text:list xml:id="list2737449223" text:style-name="L10">
        <text:list-item>
          <text:list>
            <text:list-item>
              <text:p text:style-name="P56">Special Card (Aces, All Suits)</text:p>
            </text:list-item>
            <text:list-item>
              <text:p text:style-name="P56">Artifacts (2 to 6, All Suits)</text:p>
              <text:list>
                <text:list-item>
                  <text:p text:style-name="P56">Fire Artifacts (Hearts and Diamonds)</text:p>
                </text:list-item>
                <text:list-item>
                  <text:p text:style-name="P56">Ice Artifacts (Spades and Clubs)</text:p>
                </text:list-item>
              </text:list>
            </text:list-item>
          </text:list>
        </text:list-item>
      </text:list>
      <text:list xml:id="list131918570955887" text:continue-list="list131918439638365" text:style-name="L8">
        <text:list-item>
          <text:p text:style-name="P54">Event Deck</text:p>
        </text:list-item>
      </text:list>
      <text:list xml:id="list3754406596" text:style-name="L11">
        <text:list-item>
          <text:list>
            <text:list-item>
              <text:p text:style-name="P57">Event Cards (7 to 10, All Suits)</text:p>
            </text:list-item>
          </text:list>
        </text:list-item>
      </text:list>
      <text:p text:style-name="P19"/>
      <text:h text:style-name="P130" text:outline-level="2"/>
      <text:h text:style-name="P121"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1043935108" text:style-name="L12">
        <text:list-item>
          <text:p text:style-name="P91">Not pay for an artifact card in the bidding round.</text:p>
        </text:list-item>
        <text:list-item>
          <text:p text:style-name="P92">Pay half of regular price <text:span text:style-name="T41">(rounded down)</text:span> for mercenaries in the Bidding and Recruitment round.</text:p>
        </text:list-item>
        <text:list-item>
          <text:p text:style-name="P92">Move through one additional territory with your moved units in in the Bidding and Recruitment round.</text:p>
        </text:list-item>
        <text:list-item>
          <text:p text:style-name="P93"><text:span text:style-name="T7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span></text:p>
        </text:list-item>
      </text:list>
      <text:p text:style-name="P29"><text:line-break/>Special Cards may also be discarded <text:span text:style-name="T66">(by any player) </text:span>to negate certain special abilities:</text:p>
      <text:list xml:id="list773594081" text:style-name="L13">
        <text:list-item>
          <text:p text:style-name="P94">May be played to stop the Elves from asking a battle question.</text:p>
        </text:list-item>
        <text:list-item>
          <text:p text:style-name="P94">May be played to stop the Orcs from surviving a Red Dragon encounter.</text:p>
        </text:list-item>
        <text:list-item>
          <text:p text:style-name="P94">May be played to stop the Goblins from disbanding units at the beginning of the Movement and Recruitment round (they may still disband at the end <text:span text:style-name="T15">of the round</text:span>).</text:p>
        </text:list-item>
        <text:list-item>
          <text:p text:style-name="P95">May be used to stop the Dwarves from using their Queen card as a Sabotaged Artifact and their Jack card as a Usurper.</text:p>
          <text:p text:style-name="P95"/>
          <text:p text:style-name="P96"><text:span text:style-name="T28">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8"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5" text:outline-level="1">Rounds:</text:h>
      <text:h text:style-name="P127" text:outline-level="2">Setup:</text:h>
      <text:list xml:id="list1162536445" text:style-name="L14">
        <text:list-item>
          <text:p text:style-name="P58">The board is set up. Players place their starting units.</text:p>
        </text:list-item>
        <text:list-item>
          <text:p text:style-name="P59">If there are any Oracles, they make their victory predictions.</text:p>
        </text:list-item>
        <text:list-item>
          <text:p text:style-name="P58">One player is picked at random to be the Stating Player.</text:p>
        </text:list-item>
        <text:list-item>
          <text:p text:style-name="P58">The Dragon Marker is placed. Roll the die three times and add the numbers. This is the starting location of the Dragon Marker.</text:p>
        </text:list-item>
        <text:list-item>
          <text:p text:style-name="P58">Place the Troll Marker on 3★.</text:p>
        </text:list-item>
        <text:list-item>
          <text:p text:style-name="P60">If any other factions are not being played, place a Troll Marker in place of their starting units.</text:p>
        </text:list-item>
        <text:list-item>
          <text:p text:style-name="P58">Each player is given the King of their faction from the deck. They place this card face up in front of them. This is their graveyard. This is the only card that has to be shown. All other cards may be kept secret until used.</text:p>
        </text:list-item>
        <text:list-item>
          <text:p text:style-name="P58">Each player is dealt one of the Queens face down. Players may look at them.</text:p>
        </text:list-item>
        <text:list-item>
          <text:p text:style-name="P58">Each player is dealt one of the Jacks face down. Players may look at them.</text:p>
        </text:list-item>
        <text:list-item>
          <text:p text:style-name="P58">Each player is dealt one artifact card face down. Players may look at them.</text:p>
        </text:list-item>
        <text:list-item>
          <text:p text:style-name="P58">The Goblins are given a second artifact card face down, which they may look at.</text:p>
        </text:list-item>
      </text:list>
      <text:p text:style-name="P19"/>
      <text:h text:style-name="P130" text:outline-level="2"/>
      <text:h text:style-name="P121"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3218862866" text:style-name="L15">
        <text:list-item>
          <text:p text:style-name="P61">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2">Note that the dragon marker never moves to territory 0•</text:p>
            </text:list-item>
          </text:list>
        </text:list-item>
        <text:list-item>
          <text:p text:style-name="P61">Any units or gold the dragon marker encounters as it moves through the board that are not in a castle or forest are removed form the game.</text:p>
          <text:list text:style-name="L17">
            <text:list-item>
              <text:p text:style-name="P63">Note that Orcs only take half losses, rounded <text:span text:style-name="T60">down</text:span>.</text:p>
            </text:list-item>
          </text:list>
        </text:list-item>
        <text:list-item>
          <text:p text:style-name="P61">When the dragon marker reaches territory 18, it will next move to the 1★ and 1.</text:p>
        </text:list-item>
        <text:list-item>
          <text:p text:style-name="P61">In the Recruitment and Movement round, players may never recruit units at or move units through or to a territory with the dragon marker.</text:p>
        </text:list-item>
      </text:list>
      <text:h text:style-name="P130" text:outline-level="2"/>
      <text:h text:style-name="P121"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2939705463" text:style-name="L18">
        <text:list-item>
          <text:p text:style-name="P37">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7">If the Red Dragon appears, then:</text:p>
          <text:list>
            <text:list-item>
              <text:p text:style-name="P97">The Red Dragon has attacked the territory at the top of the event discard pile (the territory where the previous event took place). All units and gold in that territory are lost.</text:p>
            </text:list-item>
            <text:list-item>
              <text:p text:style-name="P97">If the Orcs are in the same territory as the Red Dragon, they may move some or all of their units at that location to any other location.</text:p>
            </text:list-item>
            <text:list-item>
              <text:p text:style-name="P97">In response to the appearance of the Red Dragon, a Great Council is called immediately. This is the only time players may form or break alliances. The Great Council continues until all players have passed or formed an alliance.</text:p>
            </text:list-item>
            <text:list-item>
              <text:p text:style-name="P97">The dragon marker does NOT go to the Red Dragons location. The dragon marker is only moved on the Dragon Round.</text:p>
            </text:list-item>
          </text:list>
        </text:list-item>
        <text:list-item>
          <text:p text:style-name="P37">Two gold are placed on the location corresponding to the second revealed card, unless the dragon marker is at that location. The second card revealed is then placed on the Event Discard pile.</text:p>
        </text:list-item>
        <text:list-item>
          <text:p text:style-name="P99">The amount of gold indicated on the board is placed on the location corresponding to the first card revealed, unless the dragon marker is at that location. The first card revealed is then placed on the Event Discard pile.</text:p>
        </text:list-item>
      </text:list>
      <text:h text:style-name="P125"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3477693006" text:style-name="L19">
        <text:list-item>
          <text:p text:style-name="P64">The Elves, and only the Elves, are shown the card.</text:p>
        </text:list-item>
        <text:list-item>
          <text:p text:style-name="P65">Players, starting with the Starting Bidder, bid on card. <text:span text:style-name="T19">Note that players may continue to bid even if previously they had passed on the card.</text:span></text:p>
        </text:list-item>
        <text:list-item>
          <text:p text:style-name="P64">The winner receives the card and pays the Dwarves.</text:p>
          <text:list text:style-name="L20">
            <text:list-item>
              <text:p text:style-name="P66">If the Dwarves win the artifact, their payment is payed to the bank.</text:p>
            </text:list-item>
            <text:list-item>
              <text:p text:style-name="P67">If the Goblins win the artifact, they receive a second artifact that is not revealed to the Elves.</text:p>
            </text:list-item>
            <text:list-item>
              <text:p text:style-name="P66">The winner may play a Special Card to avoid paying.</text:p>
            </text:list-item>
            <text:list-item>
              <text:p text:style-name="P68">The ally of the Dwarves m<text:span text:style-name="T23">a</text:span>y elect (on one card per turn) not to pay.</text:p>
            </text:list-item>
          </text:list>
        </text:list-item>
        <text:list-item>
          <text:p text:style-name="P64">The whole process repeats for the next player in player order. For each card, the next player after the current Starting Bidder (in player order) becomes the next Starting Bidder.</text:p>
        </text:list-item>
        <text:list-item>
          <text:p text:style-name="P69">At the end of the Bidding Round, the Elves are shown the next event card.</text:p>
        </text:list-item>
      </text:list>
      <text:p text:style-name="P19"/>
      <text:h text:style-name="P130" text:outline-level="2"/>
      <text:h text:style-name="P121"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1">All non-elven hidden units come out of hiding.<text:line-break/></text:span></text:p>
      <text:p text:style-name="P17">Then, starting with the Starting Player, and the proceeding in player order, all players may (in the following order):</text:p>
      <text:list xml:id="list1286601694" text:style-name="L21">
        <text:list-item>
          <text:p text:style-name="P101">The current player may remove up to 3 units from the players graveyard. The first unit removed is free. The second and third units removed costs 1 gold each.</text:p>
        </text:list-item>
      </text:list>
      <text:list xml:id="list3726099345" text:style-name="L22">
        <text:list-item>
          <text:p text:style-name="P105">The Orcs <text:span text:style-name="T63">(and their ally) </text:span>may remove <text:span text:style-name="T55">up to </text:span>3 units from their graveyard at no cost.</text:p>
        </text:list-item>
      </text:list>
      <text:list xml:id="list131918223756968" text:continue-list="list1286601694" text:style-name="L21">
        <text:list-item>
          <text:p text:style-name="P100">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recruited at another location in that same turn.</text:span></text:p>
        </text:list-item>
        <text:list-item>
          <text:p text:style-name="P102">The current player may conscript 1 units from the bank onto any territory where they already have a unit. This action is free. <text:span text:style-name="T39">If hidden units are involved see “Notes on Hidden Units.”</text:span></text:p>
        </text:list-item>
        <text:list-item>
          <text:p text:style-name="P102">The current player may hire Goblin mercenaries at a cost of 1 gold per mercenary if it is in a city, or 2 gold per mercenary if it is into any other territory. The payment is made directly to the Goblins.</text:p>
        </text:list-item>
      </text:list>
      <text:list xml:id="list1765783858" text:style-name="L23">
        <text:list-item>
          <text:p text:style-name="P106">Goblin mercenaries may not be hired in any territory where the dragon marker is present.</text:p>
        </text:list-item>
        <text:list-item>
          <text:p text:style-name="P106">Payments made by the Goblins (and their ally) are half price <text:span text:style-name="T40">(</text:span>rounded <text:span text:style-name="T40">down).</text:span></text:p>
        </text:list-item>
        <text:list-item>
          <text:p text:style-name="P104">The Goblin's payment is made to the bank.</text:p>
        </text:list-item>
      </text:list>
      <text:p text:style-name="P24"/>
      <text:p text:style-name="P30"><text:soft-page-break/>4. (continued)</text:p>
      <text:list xml:id="list131917607001902" text:continue-numbering="true" text:style-name="L23">
        <text:list-item>
          <text:p text:style-name="P107">The Orcs may not hire mercenaries. Instead, they my raise armies in Orcish territories (16, 16• , 17, 18, 1, 1★, 2, &amp; 2•) at no cost.</text:p>
        </text:list-item>
        <text:list-item>
          <text:p text:style-name="P106">If the Orcs are allied with the Goblins then they may hire goblin mercenaries to any valid location at the usual rate, or may raise armies in the Orcish territories, but they may not do both.</text:p>
        </text:list-item>
        <text:list-item>
          <text:p text:style-name="P108">The player may play a Special Card to pay half the standard price (rounded down).</text:p>
        </text:list-item>
        <text:list-item>
          <text:p text:style-name="P109">See “Notes on Hidden Units.”</text:p>
        </text:list-item>
      </text:list>
      <text:list xml:id="list131918368803711" text:continue-list="list131918223756968" text:style-name="L21">
        <text:list-item>
          <text:p text:style-name="P103">The current player may move some or all units from one location through two territories.</text:p>
        </text:list-item>
      </text:list>
      <text:list xml:id="list1692538565" text:style-name="L24">
        <text:list-item>
          <text:p text:style-name="P111">Units may not move through or to any location where the dragon marker is present.</text:p>
        </text:list-item>
        <text:list-item>
          <text:p text:style-name="P111">The Orcs <text:span text:style-name="T64">(and their ally) </text:span>may move through <text:span text:style-name="T65">up to</text:span> three territories.</text:p>
        </text:list-item>
        <text:list-item>
          <text:p text:style-name="P111">If the player has access to griffins (if they control of 3★ or 5★) then they may move through four territories.</text:p>
        </text:list-item>
        <text:list-item>
          <text:p text:style-name="P111">The player may play a Special Card to extend their movement range by 1 territory.</text:p>
        </text:list-item>
        <text:list-item>
          <text:p text:style-name="P110">See “Notes on Hidden Units.”</text:p>
        </text:list-item>
      </text:list>
      <text:list xml:id="list131917110181551" text:continue-list="list131918368803711" text:style-name="L21">
        <text:list-item>
          <text:p text:style-name="P70"><text:span text:style-name="T4">The current p</text:span>layer may disband some, or all, of the units in one territory <text:span text:style-name="T30">at the cost of one gold per unit</text:span>. Disbanded units are removed from the board, but do not go to the graveyard.</text:p>
        </text:list-item>
        <text:list-item>
          <text:p text:style-name="P71">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6"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2696034728" text:style-name="L25">
        <text:list-item>
          <text:p text:style-name="P72">The player whose turn it is is the attacking player.</text:p>
        </text:list-item>
        <text:list-item>
          <text:p text:style-name="P72">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72">Each player secretly records how many units they will send as an army into battle, and they may select one artifact to use in the battle. For each unit sent into battle the army receives two points of battle value.</text:p>
        </text:list-item>
        <text:list-item>
          <text:p text:style-name="P73">Players reveal the size of their armies and their artifacts selected. <text:span text:style-name="T16">Note that players may choose not to select an Artifact to use in battle.</text:span></text:p>
        </text:list-item>
        <text:list-item>
          <text:p text:style-name="P74">For each color (red and black), whomever played the lower numbered artifact of that color, gets that amount added to their battle value. </text:p>
        </text:list-item>
      </text:list>
      <text:list xml:id="list1874273723" text:style-name="L26">
        <text:list-item>
          <text:p text:style-name="P75">If two artifacts of the same color are played, the higher valued artifact is discarded, regardless of who wins the battle.</text:p>
        </text:list-item>
        <text:list-item>
          <text:p text:style-name="P76">If the two artifacts played are the same number and color, then both artifacts are destroyed.</text:p>
        </text:list-item>
      </text:list>
      <text:list xml:id="list131918231378729" text:continue-list="list2696034728" text:style-name="L25">
        <text:list-item>
          <text:p text:style-name="P72">The player with the highest battle value wins the battle. In the case of a tie, the attacker wins.</text:p>
        </text:list-item>
        <text:list-item>
          <text:p text:style-name="P72">The winner removes all units used in an army in the battle.</text:p>
        </text:list-item>
        <text:list-item>
          <text:p text:style-name="P72">The loser removes all <text:span text:style-name="T35">units</text:span> from the territory, regardless of whether or not they took part in the battle. The loser also discards all artifact cards used.</text:p>
        </text:list-item>
        <text:list-item>
          <text:p text:style-name="P85"><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3">The winner also receives two gold.</text:span></text:p>
          <text:list>
            <text:list-item>
              <text:p text:style-name="P113">If both players are treacherous, then all units and cards are lost for both players and no one receives any gold.</text:p>
            </text:list-item>
          </text:list>
        </text:list-item>
        <text:list-item>
          <text:p text:style-name="P72">This process continues until all battles for a player are resolved.</text:p>
        </text:list-item>
        <text:list-item>
          <text:p text:style-name="P72">Then the whole process repeats for the next player in player order.</text:p>
        </text:list-item>
      </text:list>
      <text:p text:style-name="P19"/>
      <text:h text:style-name="P127"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3883546217" text:style-name="L27">
        <text:list-item>
          <text:p text:style-name="P35">All players receive 1 gold.</text:p>
        </text:list-item>
        <text:list-item>
          <text:p text:style-name="P35">All players receive 1 gold for each castle they control.</text:p>
        </text:list-item>
        <text:list-item>
          <text:p text:style-name="P35">The Dwarves ally receives 1 gold.</text:p>
        </text:list-item>
        <text:list-item>
          <text:p text:style-name="P36">For any gold on the board, the player whom controls the territory <text:s text:c="2"/>the gold is in may collect two gold from the board for every unit <text:s text:c="4"/>in the territory, up to the amount of gold in the territory.</text:p>
        </text:list-item>
        <text:list-item>
          <text:p text:style-name="P35">If players wish, they may discard some or all of their artifacts.</text:p>
        </text:list-item>
      </text:list>
      <text:p text:style-name="P19"/>
      <text:h text:style-name="P130" text:outline-level="2"/>
      <text:h text:style-name="P121"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3680993122" text:style-name="L28">
        <text:list-item>
          <text:p text:style-name="P77">The next player (in player order) after the current Starting Player becomes the Starting Player for the next turn.</text:p>
        </text:list-item>
        <text:list-item>
          <text:p text:style-name="P77">If any player controls three castles then they have won the game.</text:p>
        </text:list-item>
        <text:list-item>
          <text:p text:style-name="P77">If <text:span text:style-name="T49">8</text:span> turns have passed without a winner, then the Orcs win.</text:p>
        </text:list-item>
      </text:list>
      <text:list xml:id="list2091174203" text:style-name="L29">
        <text:list-item>
          <text:list>
            <text:list-item>
              <text:p text:style-name="P78">If the Orcs are not playing, then whomever has the most castles wins. If there is a tie, then all tied players may fight with any units already present in 0• (normally a neutral territory), <text:s/>with the winner of the battle winning the game. <text:span text:style-name="T17">If there is still winner, then the first of the tied players in player order is the winner.</text:span></text:p>
            </text:list-item>
          </text:list>
        </text:list-item>
      </text:list>
      <text:list xml:id="list131917726064193" text:continue-list="list3680993122" text:style-name="L28">
        <text:list-item>
          <text:p text:style-name="P77">If then game has not ended, then it goes back to the Dragon Round.</text:p>
        </text:list-item>
      </text:list>
      <text:h text:style-name="P117" text:outline-level="1"/>
      <text:h text:style-name="P119" text:outline-level="2"><text:span text:style-name="T38">Notes on Hidden </text:span>U<text:span text:style-name="T38">nits:</text:span></text:h>
      <text:list xml:id="list2916700322" text:style-name="L30">
        <text:list-item>
          <text:list>
            <text:list-item>
              <text:p text:style-name="P112">The Elves (or a player with a Special Card) must declare if their units go into hiding as soon as they share the territory with another player's units or with the Troll. They may not decide to go into hiding after the fact.</text:p>
            </text:list-item>
            <text:list-item>
              <text:p text:style-name="P112">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2" text:outline-level="2"><text:span text:style-name="T18">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6"/>
      <text:p text:style-name="P25"><text:span text:style-name="T33">Weaknesses:</text:span><text:span text:style-name="T26"><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5"/>
      <text:h text:style-name="P119" text:outline-level="2"><text:span text:style-name="T18">Optional </text:span>Advanced Faction Powers:</text:h>
      <text:p text:style-name="P19">What could be more Dune-like than having optional rules that no one can agree on. Here are additional faction powers that may add depth or help balance the game.</text:p>
      <text:list xml:id="list3836767294" text:style-name="L31">
        <text:list-item>
          <text:p text:style-name="P79">Orcish Plunder: The Orcs may steal artifacts. When they win a battle, they may take one of <text:span text:style-name="T42">their</text:span> opponents artifacts (randomly chosen), which they may then keep or discard for a reward of 1 gold.</text:p>
        </text:list-item>
        <text:list-item>
          <text:p text:style-name="P8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1" text:outline-level="2"><text:soft-page-break/><text:span text:style-name="T46">Optional </text:span><text:span text:style-name="T45">Advanced Faction Powers:</text:span> <text:span text:style-name="T44">(continued)</text:span></text:h>
      <text:list xml:id="list131918344446382" text:continue-numbering="true" text:style-name="L31">
        <text:list-item>
          <text:p text:style-name="P7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80">Goblin Initiative: The Goblins may take their turn in the Recruitment and Movement round at any time, regardless of player order.</text:p>
        </text:list-item>
        <text:list-item>
          <text:p text:style-name="P80"/>
        </text:list-item>
      </text:list>
      <text:h text:style-name="Heading_20_2" text:outline-level="2">Optional Advanced Special Card Actions:</text:h>
      <text:p text:style-name="P23">Players may discard <text:span text:style-name="T9">2 </text:span>Special Cards to:</text:p>
      <text:list xml:id="list1926163903" text:style-name="L32">
        <text:list-item>
          <text:p text:style-name="P82">Make an extra movement during the Recruitment and Movement Round.</text:p>
        </text:list-item>
        <text:list-item>
          <text:p text:style-name="P82">Ask one yes or no question of another player that must be answered honestly.</text:p>
        </text:list-item>
        <text:list-item>
          <text:p text:style-name="P8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2">To destroy the castle walls of one territory, causing that territory to no longer be safe from dragon attack on the Dragon Round. The player must have a unit within 1 territory of the territory to be affected.</text:p>
        </text:list-item>
        <text:list-item>
          <text:p text:style-name="P82">To control the dragons on the Dragon Round, causing them to be moved an amount selected by the player (between 1 and 6) instead of the <text:span text:style-name="T58">revealed Artifact card.</text:span></text:p>
        </text:list-item>
      </text:list>
      <text:h text:style-name="P120"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6">for free</text:span>, instead of 3. The Dwarves may be too powerful, and if this is the case the Emperor should receive 1 less gold for each artifact purchased (the 1 gold goes to the bank). If the Elves are too powerful, then I don't know; <text:span text:style-name="T54">m</text:span>aybe they start with <text:span text:style-name="T54">3</text:span> gold.</text:p>
      <text:h text:style-name="P114" text:outline-level="1">Special Thanks:</text:h>
      <text:p text:style-name="P28">I would like to thank the creators of Dune and Rex.</text:p>
      <text:p text:style-name="P10">I would like to thank artists that make their work available to the open source community.</text:p>
      <text:list xml:id="list1497093629" text:style-name="L33">
        <text:list-item>
          <text:p text:style-name="P98">Jinn’s Icons (by Jinn) https://opengameart.org/content/jinns-icons</text:p>
        </text:list-item>
        <text:list-item>
          <text:p text:style-name="P98">Wyvern and Girl (by 5hiroi) <text:line-break/>https://opengameart.org/content/wyvern-and-girl</text:p>
        </text:list-item>
        <text:list-item>
          <text:p text:style-name="P98">Dragon head icon (by Lorc) <text:line-break/>http://game-icons.net/lorc/originals/dragon-head.html</text:p>
        </text:list-item>
        <text:list-item>
          <text:p text:style-name="P98">Crossed swords icon (by Lorc) <text:line-break/>http://game-icons.net/lorc/originals/crossed-swords.html</text:p>
        </text:list-item>
        <text:list-item>
          <text:p text:style-name="P98">Locked chest icon (by Lorc) <text:line-break/>http://game-icons.net/lorc/originals/locked-chest.html</text:p>
        </text:list-item>
        <text:list-item>
          <text:p text:style-name="P98">Card pickup icon (by Quoting) <text:line-break/>http://game-icons.net/quoting/originals/card-pickup.html</text:p>
        </text:list-item>
        <text:list-item>
          <text:p text:style-name="P98">Mounted knight icon (by Skoll) <text:line-break/>http://game-icons.net/skoll/originals/mounted-knight.html</text:p>
        </text:list-item>
        <text:list-item>
          <text:p text:style-name="P98">Coins icon (by Delapouite) <text:line-break/>http://game-icons.net/delapouite/originals/coins.html</text:p>
        </text:list-item>
        <text:list-item>
          <text:p text:style-name="P98">Poker Hand icon (by Lorc) <text:line-break/>http://game-icons.net/lorc/originals/poker-hand.html</text:p>
        </text:list-item>
        <text:list-item>
          <text:p text:style-name="P98">Ace icon (by Lorc) http://game-icons.net/lorc/originals/ace.html</text:p>
        </text:list-item>
        <text:list-item>
          <text:p text:style-name="P98">Overworld Tiles (by Buch) <text:line-break/>https://opengameart.org/content/overworld-tiles-0</text:p>
        </text:list-item>
        <text:list-item>
          <text:p text:style-name="P98">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8-12T13:19:16.504563965</dc:date>
    <meta:editing-duration>P1DT7H23M59S</meta:editing-duration>
    <meta:editing-cycles>129</meta:editing-cycles>
    <meta:generator>LibreOffice/5.4.6.2$Linux_X86_64 LibreOffice_project/40m0$Build-2</meta:generator>
    <meta:print-date>2018-01-28T20:42:14.703305834</meta:print-date>
    <meta:document-statistic meta:table-count="0" meta:image-count="17" meta:object-count="0" meta:page-count="24" meta:paragraph-count="265" meta:word-count="4813" meta:character-count="26619" meta:non-whitespace-character-count="22213"/>
  </office:meta>
</office:document-meta>
</file>